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1">
      <style:paragraph-properties fo:margin-left="0.5in" fo:margin-right="0in" fo:margin-top="0in" fo:margin-bottom="0in" loext:contextual-spacing="false" fo:text-indent="-0.25in" style:auto-text-indent="false"/>
    </style:style>
    <style:style style:name="P7" style:family="paragraph" style:parent-style-name="Standard" style:list-style-name="WWNum2">
      <style:paragraph-properties fo:margin-left="0.5in" fo:margin-right="0in" fo:margin-top="0in" fo:margin-bottom="0in" loext:contextual-spacing="false" fo:text-indent="-0.25in" style:auto-text-indent="false"/>
    </style:style>
    <style:style style:name="P8" style:family="paragraph" style:parent-style-name="Standard" style:list-style-name="WWNum4">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3"/>
    <style:style style:name="P15" style:family="paragraph" style:parent-style-name="Heading_20_1" style:list-style-name="WWNum3">
      <style:paragraph-properties fo:margin-top="0.0398in" fo:margin-bottom="0in" loext:contextual-spacing="false"/>
    </style:style>
    <style:style style:name="P16" style:family="paragraph" style:parent-style-name="Heading_20_1" style:list-style-name="WWNum3">
      <style:paragraph-properties fo:margin-top="0in" fo:margin-bottom="0in" loext:contextual-spacing="false"/>
    </style:style>
    <style:style style:name="P17" style:family="paragraph" style:parent-style-name="Heading_20_1" style:list-style-name="WWNum3">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Desarrollo de interfaces</text:span><text:span text:style-name="T2"><text:line-break/></text:span><text:span text:style-name="T3">UD 01. Guía didáctica</text:span></text:p>
      <text:p text:style-name="P1"><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3.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5"/>
      <text:p text:style-name="P4"><text:span text:style-name="T6">Unidad 01. Planificación de interfaces gráficas</text:span></text:p>
      <text:list xml:id="list2479982262" text:style-name="WWNum3">
        <text:list-item>
          <text:p text:style-name="P15"><text:bookmark text:name="_35ynxtfrmuvw"/>Conocimientos previos</text:p>
        </text:list-item>
      </text:list>
      <text:list xml:id="list3904875451" text:style-name="WWNum1">
        <text:list-item>
          <text:p text:style-name="P6">Conocimientos avanzados de programación.</text:p>
        </text:list-item>
      </text:list>
      <text:list xml:id="list70833335060467" text:continue-list="list2479982262" text:style-name="WWNum3">
        <text:list-item>
          <text:p text:style-name="P16"><text:bookmark text:name="_1w7nzw2o20ar"/><text:s/>Objetivos</text:p>
        </text:list-item>
      </text:list>
      <text:list xml:id="list3397385900" text:style-name="WWNum2">
        <text:list-item>
          <text:p text:style-name="P7">Comprender el papel de la planificación de interfaces en el ámbito profesional y su relación con el desarrollo de aplicaciones y productos digitales.</text:p>
        </text:list-item>
        <text:list-item>
          <text:p text:style-name="P7">Identificar y diferenciar los principales tipos de interfaces gráficas, valorando sus usos, ventajas y limitaciones.</text:p>
        </text:list-item>
        <text:list-item>
          <text:p text:style-name="P7">Analizar los principios de usabilidad y experiencia de usuario para aplicarlos en el diseño de interfaces eficientes y accesibles.</text:p>
        </text:list-item>
        <text:list-item>
          <text:p text:style-name="P7">Reconocer la influencia de los elementos visuales y de la percepción en la interacción con la interfaz, aplicando criterios de diseño estético y funcional.</text:p>
        </text:list-item>
        <text:list-item>
          <text:p text:style-name="P7">Utilizar guías de estilo para asegurar la coherencia, la consistencia y la calidad en el diseño de interfaces.</text:p>
        </text:list-item>
        <text:list-item>
          <text:p text:style-name="P7">Identificar y organizar los componentes y estructuras fundamentales de una interfaz gráfica de usuario.</text:p>
        </text:list-item>
        <text:list-item>
          <text:p text:style-name="P7">Planificar el diseño de una interfaz considerando objetivos, usuarios, requisitos y criterios de calidad.</text:p>
        </text:list-item>
        <text:list-item>
          <text:p text:style-name="P7">Manejar herramientas de diseño y prototipado sin código para crear representaciones visuales de interfaces antes de su implementación.</text:p>
        </text:list-item>
      </text:list>
      <text:list xml:id="list70832632320148" text:continue-list="list70833335060467" text:style-name="WWNum3">
        <text:list-item>
          <text:p text:style-name="P16"><text:bookmark text:name="_u76wnfr4jev9"/>Contenidos</text:p>
        </text:list-item>
      </text:list>
      <text:list xml:id="list3336561929" text:style-name="WWNum4">
        <text:list-item>
          <text:p text:style-name="P8">Tipos de interfaces gráficas</text:p>
        </text:list-item>
        <text:list-item>
          <text:p text:style-name="P8">Usabilidad y experiencia de usuario</text:p>
        </text:list-item>
        <text:list-item>
          <text:p text:style-name="P8">Diseño visual y percepción</text:p>
        </text:list-item>
        <text:list-item>
          <text:p text:style-name="P8">Guías de estilo</text:p>
        </text:list-item>
        <text:list-item>
          <text:p text:style-name="P8">Componentes y estructuras de una interfaz</text:p>
        </text:list-item>
        <text:list-item>
          <text:p text:style-name="P8">Planificación del diseño de la interfaz</text:p>
        </text:list-item>
      </text:list>
      <text:list xml:id="list70833732286347" text:continue-list="list70832632320148" text:style-name="WWNum3">
        <text:list-item>
          <text:p text:style-name="P17"><text:bookmark text:name="_a1okclatiswm"/>Actividades</text:p>
        </text:list-item>
      </text:list>
      <text:p text:style-name="Standard">Esta unidad no se estudia de forma aislada, sino integrada en un bloque junto con las seis primeras unidades del módulo. Al finalizar la sexta unidad, se propondrán actividades de carácter no evaluable que engloban los contenidos trabajados en todo el bloque. La realización de dichas actividades será fundamental para afianzar los conocimientos, ya que los aprendizajes adquiridos en estas unidades constituirán la base necesaria para resolver correctamente las actividades evaluables posteriores.</text:p>
      <text:list xml:id="list70834737186424" text:continue-numbering="true" text:style-name="WWNum3">
        <text:list-item>
          <text:p text:style-name="P14"><text:bookmark text:name="_7kljffjw728v"/>Recomendaciones</text:p>
        </text:list-item>
      </text:list>
      <text:p text:style-name="Standard">Si se acude a las TC (Tutorías Colectivas), las cuales no son obligatorias, es imprescindible haber estudiado el tema previamente en c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1. Guía didáctica</text:span></text:p>
      </style:header>
      <style:footer>
        <text:p text:style-name="MP4"><text:span text:style-name="MT1">CFGS DAM/DAW<text:tab/><text:tab/>Unidad 01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9" meta:word-count="329" meta:character-count="2175" meta:non-whitespace-character-count="1891"/>
    <meta:generator>LibreOfficeDev/6.0.5.2$Linux_X86_64 LibreOffice_project/</meta:generator>
  </office:meta>
</office:document-meta>
</file>